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66H07M03.531050999S" calcext:value-type="time">
            <text:p>1666:07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5H31M22.601S" calcext:value-type="time">
            <text:p>05:31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5H31M22.601S" calcext:value-type="time">
            <text:p>05: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travel?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3]-[.B333] &gt; 0; [.C333]-[.B3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5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1:10:47.8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9T15:01:31.726000000</dc:date>
    <meta:editing-duration>P74DT14H55M17S</meta:editing-duration>
    <meta:editing-cycles>1953</meta:editing-cycles>
    <meta:generator>LibreOffice/7.2.6.2$Windows_X86_64 LibreOffice_project/b0ec3a565991f7569a5a7f5d24fed7f52653d754</meta:generator>
    <dc:creator>Benjamin Laws</dc:creator>
    <meta:document-statistic meta:table-count="2" meta:cell-count="2435" meta:object-count="0"/>
  </office:meta>
</office:document-meta>
</file>